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scanSymbol.fnv_hash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ScannerTest_scanSymbol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scanSymbol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canSymbol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scanSymbol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canSymbol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scanSymbol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scanSymbol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scanSymbol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scanSymbol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scanSymbol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scanSymbol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